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55.49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64.35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218.95mm"/>
    </style:style>
    <style:style style:name="co10" style:family="table-column">
      <style:table-column-properties fo:break-before="auto" style:column-width="126.89mm"/>
    </style:style>
    <style:style style:name="co11" style:family="table-column">
      <style:table-column-properties fo:break-before="auto" style:column-width="239.64mm"/>
    </style:style>
    <style:style style:name="co12" style:family="table-column">
      <style:table-column-properties fo:break-before="auto" style:column-width="10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ackground-color="#ffff00"/>
      <style:text-properties fo:color="#009900"/>
    </style:style>
    <style:style style:name="ce4" style:family="table-cell" style:parent-style-name="Default">
      <style:table-cell-properties fo:wrap-option="wrap"/>
      <style:text-properties fo:color="#0099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7" style:family="table-cell" style:parent-style-name="Default">
      <style:table-cell-properties fo:wrap-option="wrap"/>
      <style:text-properties style:text-line-through-style="solid" style:text-line-through-type="single"/>
    </style:style>
    <style:style style:name="ce8" style:family="table-cell" style:parent-style-name="Default">
      <style:table-cell-properties fo:background-color="#ffff99"/>
      <style:text-properties fo:color="#cccccc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color="#330099"/>
    </style:style>
    <style:style style:name="ce13" style:family="table-cell" style:parent-style-name="Default">
      <style:table-cell-properties fo:wrap-option="wrap"/>
      <style:text-properties style:use-window-font-color="true"/>
    </style:style>
    <style:style style:name="ce14" style:family="table-cell" style:parent-style-name="Default">
      <style:table-cell-properties fo:wrap-option="wrap"/>
      <style:text-properties style:use-window-font-color="true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wrap-option="wrap"/>
      <style:text-properties fo:color="#330099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transparent" fo:wrap-option="wrap"/>
      <style:text-properties fo:color="#996600"/>
    </style:style>
    <style:style style:name="ce18" style:family="table-cell" style:parent-style-name="Default">
      <style:table-cell-properties fo:background-color="transparent" fo:wrap-option="wrap"/>
      <style:text-properties style:use-window-font-color="true"/>
    </style:style>
    <style:style style:name="ce19" style:family="table-cell" style:parent-style-name="Default">
      <style:table-cell-properties fo:wrap-option="wrap"/>
      <style:text-properties fo:color="#330099"/>
    </style:style>
    <style:style style:name="ce20" style:family="table-cell" style:parent-style-name="Default">
      <style:table-cell-properties fo:wrap-option="wrap"/>
      <style:text-properties fo:color="#000066"/>
    </style:style>
    <style:style style:name="ce21" style:family="table-cell" style:parent-style-name="Default">
      <style:table-cell-properties fo:wrap-option="wrap"/>
      <style:text-properties fo:color="#663300"/>
    </style:style>
    <style:style style:name="ce22" style:family="table-cell" style:parent-style-name="Default">
      <style:table-cell-properties fo:wrap-option="wrap"/>
      <style:text-properties fo:color="#6600cc"/>
    </style:style>
    <style:style style:name="ce23" style:family="table-cell" style:parent-style-name="Default">
      <style:table-cell-properties fo:wrap-option="wrap"/>
      <style:text-properties fo:color="#660066"/>
    </style:style>
    <style:style style:name="ce24" style:family="table-cell" style:parent-style-name="Default">
      <style:table-cell-properties fo:background-color="transparent" fo:wrap-option="wrap"/>
    </style:style>
    <style:style style:name="ce25" style:family="table-cell" style:parent-style-name="Default">
      <style:text-properties style:font-name="Liberation Sans" style:font-name-asian="Droid Sans Fallback" style:font-name-complex="FreeSans"/>
    </style:style>
    <style:style style:name="ce26" style:family="table-cell" style:parent-style-name="Default">
      <style:text-properties fo:color="#330099" style:font-name="Liberation Sans" style:font-name-asian="Droid Sans Fallback" style:font-name-complex="FreeSans"/>
    </style:style>
    <style:style style:name="ce27" style:family="table-cell" style:parent-style-name="Default">
      <style:text-properties style:use-window-font-color="true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color="#330099"/>
    </style:style>
    <style:style style:name="ce30" style:family="table-cell" style:parent-style-name="Default">
      <style:text-properties fo:color="#000066"/>
    </style:style>
    <style:style style:name="ce31" style:family="table-cell" style:parent-style-name="Default">
      <style:table-cell-properties fo:background-color="#ffff00"/>
      <style:text-properties style:use-window-font-color="true"/>
    </style:style>
    <style:style style:name="ce32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5" style:family="table-cell" style:parent-style-name="Default">
      <style:text-properties fo:color="#000000"/>
    </style:style>
    <style:style style:name="ce36" style:family="table-cell" style:parent-style-name="Default">
      <style:text-properties fo:color="#000000" style:text-line-through-style="solid" style:text-line-through-type="single"/>
    </style:style>
    <style:style style:name="ce37" style:family="table-cell" style:parent-style-name="Default">
      <style:text-properties fo:color="#000099"/>
    </style:style>
    <style:style style:name="ce38" style:family="table-cell" style:parent-style-name="Default">
      <style:text-properties fo:color="#808080"/>
    </style:style>
    <style:style style:name="ce39" style:family="table-cell" style:parent-style-name="Default">
      <style:table-cell-properties fo:background-color="#ffff00"/>
      <style:text-properties fo:color="#330099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3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5" style:family="text">
      <style:text-properties fo:color="#3c3c3c" style:font-size-asian="10pt" style:font-name-complex="Monospace" style:font-name-asian="Monospace" style:font-size-complex="10pt" style:text-underline-style="solid" style:text-underline-width="auto" style:text-underline-color="font-color" fo:font-size="10pt" style:font-name="Monospace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7" style:family="text">
      <style:text-properties style:font-name="Monospace" fo:font-size="10pt" style:text-underline-style="solid" style:text-underline-width="auto" style:text-underline-color="font-color" fo:color="#3c3c3c" style:font-size-complex="10pt" style:font-name-asian="Monospace" style:font-name-complex="Monospace" style:font-size-asian="10pt"/>
    </style:style>
    <style:style style:name="T8" style:family="text">
      <style:text-properties fo:font-size="10pt" style:font-size-complex="10pt" style:font-size-asian="10pt" style:text-underline-style="solid" style:text-underline-width="auto" style:text-underline-color="font-color" style:font-name-asian="Monospace" style:font-name-complex="Monospace" style:font-name="Monospace" fo:color="#3c3c3c"/>
    </style:style>
  </office:automatic-styles>
  <office:body>
    <office:spreadsheet>
      <table:table table:name="Onre_sentencesExtractionAnalysi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1" office:value-type="string" calcext:value-type="string">
            <text:p>Sentence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quantity (with unitModifier)</text:p>
          </table:table-cell>
          <table:table-cell table:style-name="ce1" office:value-type="string" calcext:value-type="string">
            <text:p>unit / object</text:p>
          </table:table-cell>
          <table:table-cell table:style-name="ce1" office:value-type="string" calcext:value-type="string">
            <text:p>quantityModifier</text:p>
          </table:table-cell>
          <table:table-cell table:style-name="ce34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he population of India is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he population of urban India is 1.2 billion</text:p>
          </table:table-cell>
          <table:table-cell office:value-type="string" calcext:value-type="string">
            <text:p>urban 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amod edg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ndia has a population of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3)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he height of Tower is 1063 feet.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2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he height of Eiffel Tower is 1063 feet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nn ed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he length of pool is 2 kilometres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modified argument(regex) to be NNP|NN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he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he total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lation on amod edg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he total length of the Great Wall of China is 21,196.18 km.</text:p>
          </table:table-cell>
          <table:table-cell table:style-name="ce25" office:value-type="string" calcext:value-type="string">
            <text:p>Great Wall of Chin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11961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cursively...expanding argument on 'prep_of' &amp; expanding 'of' in argument on pobj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ad Transport India has a total length of 42.3 lakh km.</text:p>
          </table:table-cell>
          <table:table-cell table:style-name="ce25"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4)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The level of urbanisation in India in 2001 was 28 per cent.</text:p>
          </table:table-cell>
          <table:table-cell table:style-name="ce26" office:value-type="string" calcext:value-type="string">
            <text:p>India / urbanisation in India</text:p>
          </table:table-cell>
          <table:table-cell table:style-name="ce26" office:value-type="string" calcext:value-type="string">
            <text:p>level of urbanisation / level</text:p>
          </table:table-cell>
          <table:table-cell office:value-type="string" calcext:value-type="string">
            <text:p>28</text:p>
          </table:table-cell>
          <table:table-cell table:style-name="ce31" office:value-type="string" calcext:value-type="string">
            <text:p>per cent</text:p>
          </table:table-cell>
          <table:table-cell table:number-columns-repeated="2"/>
          <table:table-cell table:style-name="ce39" office:value-type="string" calcext:value-type="string">
            <text:p>' =&gt; expanding argument on 'prep_in' &amp; expanding 'in' in argument on pobj (per cent yet to be taken into account)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4 people killed in Alabama helicopter crash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5)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he number of people killed in Alabama helicopter crash is 4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6)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3,329 people died in plane crashes around the world</text:p>
          </table:table-cell>
          <table:table-cell office:value-type="string" calcext:value-type="string">
            <text:p>plane crashes</text:p>
          </table:table-cell>
          <table:table-cell table:style-name="ce27" office:value-type="string" calcext:value-type="string">
            <text:p>[number of] people died</text:p>
          </table:table-cell>
          <table:table-cell table:style-name="ce27" office:value-type="string" calcext:value-type="string">
            <text:p>3329</text:p>
          </table:table-cell>
          <table:table-cell table:style-name="ce27"/>
          <table:table-cell table:style-name="ce31" office:value-type="string" calcext:value-type="string">
            <text:p>around the world</text:p>
          </table:table-cell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<text:span text:style-name="T1">Nearly 1.3 million people die in road crashes each year.</text:span></text:p>
          </table:table-cell>
          <table:table-cell office:value-type="string" calcext:value-type="string">
            <text:p>road crashes</text:p>
          </table:table-cell>
          <table:table-cell table:style-name="ce27" office:value-type="string" calcext:value-type="string">
            <text:p>[number of] people die</text:p>
          </table:table-cell>
          <table:table-cell table:style-name="ce27" office:value-type="string" calcext:value-type="string">
            <text:p>1.3 million</text:p>
          </table:table-cell>
          <table:table-cell table:style-name="ce27"/>
          <table:table-cell table:style-name="ce27" office:value-type="string" calcext:value-type="string">
            <text:p>each year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ndia has 14,500 km of navigable waterways.</text:p>
          </table:table-cell>
          <table:table-cell office:value-type="string" calcext:value-type="string">
            <text:p>India</text:p>
          </table:table-cell>
          <table:table-cell table:style-name="ce27" office:value-type="string" calcext:value-type="string">
            <text:p>navigable waterways</text:p>
          </table:table-cell>
          <table:table-cell table:style-name="ce27" office:value-type="string" calcext:value-type="string">
            <text:p>14500</text:p>
          </table:table-cell>
          <table:table-cell table:style-name="ce27" office:value-type="string" calcext:value-type="string">
            <text:p>km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9)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string" calcext:value-type="string">
            <text:p>The National Highways constitute only 1.67 per cent of the total road length</text:p>
          </table:table-cell>
          <table:table-cell office:value-type="string" calcext:value-type="string">
            <text:p>National Highways</text:p>
          </table:table-cell>
          <table:table-cell table:style-name="ce27" office:value-type="string" calcext:value-type="string">
            <text:p>consitute</text:p>
          </table:table-cell>
          <table:table-cell table:style-name="ce27" office:value-type="string" calcext:value-type="string">
            <text:p>1.67</text:p>
          </table:table-cell>
          <table:table-cell table:style-name="ce27" office:value-type="string" calcext:value-type="string">
            <text:p>per cent</text:p>
          </table:table-cell>
          <table:table-cell table:style-name="ce32" office:value-type="string" calcext:value-type="string">
            <text:p>of the total road length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164 people have died of cold in Delhi.</text:p>
          </table:table-cell>
          <table:table-cell office:value-type="string" calcext:value-type="string">
            <text:p>Delhi</text:p>
          </table:table-cell>
          <table:table-cell table:style-name="ce27" office:value-type="string" calcext:value-type="string">
            <text:p>[number of] people died of cold</text:p>
          </table:table-cell>
          <table:table-cell table:style-name="ce27" office:value-type="string" calcext:value-type="string">
            <text:p>164</text:p>
          </table:table-cell>
          <table:table-cell table:style-name="ce27" table:number-columns-repeated="2"/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he Vichy regime of Henri Pétain killed 65,000 French Jews</text:p>
          </table:table-cell>
          <table:table-cell table:style-name="ce25" office:value-type="string" calcext:value-type="string">
            <text:p>Vichy regime of Henri Pétain</text:p>
          </table:table-cell>
          <table:table-cell table:style-name="ce27" office:value-type="string" calcext:value-type="string">
            <text:p>[number of] French Jews killed</text:p>
          </table:table-cell>
          <table:table-cell table:style-name="ce27" office:value-type="string" calcext:value-type="string">
            <text:p>65000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3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20 of Americans think that the sun goes around the earth.</text:p>
          </table:table-cell>
          <table:table-cell office:value-type="string" calcext:value-type="string">
            <text:p>sun goes around the earth</text:p>
          </table:table-cell>
          <table:table-cell office:value-type="string" calcext:value-type="string">
            <text:p>[number of] Americans think</text:p>
          </table:table-cell>
          <table:table-cell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NAI is currently composed of 15 Lead Research Teams</text:p>
          </table:table-cell>
          <table:table-cell office:value-type="string" calcext:value-type="string">
            <text:p>NAI</text:p>
          </table:table-cell>
          <table:table-cell table:style-name="ce29" office:value-type="string" calcext:value-type="string">
            <text:p>composed o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ead Research Teams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50,000 people die of infectuous diseases every day.</text:p>
          </table:table-cell>
          <table:table-cell office:value-type="string" calcext:value-type="string">
            <text:p>infectuous diseases</text:p>
          </table:table-cell>
          <table:table-cell office:value-type="string" calcext:value-type="string">
            <text:p>[number of] people die</text:p>
          </table:table-cell>
          <table:table-cell office:value-type="string" calcext:value-type="string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Yet in 1948, Arabs owned a mere 3 percent of so-called "Palestine".</text:p>
          </table:table-cell>
          <table:table-cell office:value-type="string" calcext:value-type="string">
            <text:p>Arab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so-called “Palestine”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his page is 30 kilobytes long</text:p>
          </table:table-cell>
          <table:table-cell office:value-type="string" calcext:value-type="string">
            <text:p>page</text:p>
          </table:table-cell>
          <table:table-cell table:style-name="ce27" office:value-type="string" calcext:value-type="string">
            <text:p>[length]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7)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he page was 48 kilobytes long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20 percent of the Polish clergy was killed by the Nazis</text:p>
          </table:table-cell>
          <table:table-cell office:value-type="string" calcext:value-type="string">
            <text:p>Nazi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the Polish clerg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string" calcext:value-type="string">
            <text:p>His more than 100 trips abroad have attracted enormous crowd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number of] trips attracted enormous crowds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bu Sufyan led a great confederacy of 10,000 men against Medina.</text:p>
          </table:table-cell>
          <table:table-cell office:value-type="string" calcext:value-type="string">
            <text:p>Abu Sufyan</text:p>
          </table:table-cell>
          <table:table-cell office:value-type="string" calcext:value-type="string">
            <text:p>led a great confederacy of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gainst Med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bu Sufyan hoping for revenge entered the Medina with 3,000 men.</text:p>
          </table:table-cell>
          <table:table-cell table:style-name="ce25" office:value-type="string" calcext:value-type="string">
            <text:p>Abu Sufyan</text:p>
          </table:table-cell>
          <table:table-cell office:value-type="string" calcext:value-type="string">
            <text:p>entered the Medina wit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me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e total planned length of the system is 9,060 k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 planned length</text:p>
          </table:table-cell>
          <table:table-cell office:value-type="string" calcext:value-type="string">
            <text:p>90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ts culturable command area is 5.53 lakh hectares.</text:p>
          </table:table-cell>
          <table:table-cell table:style-name="ce27" office:value-type="string" calcext:value-type="string">
            <text:p>its</text:p>
          </table:table-cell>
          <table:table-cell office:value-type="string" calcext:value-type="string">
            <text:p>cultural command area</text:p>
          </table:table-cell>
          <table:table-cell office:value-type="string" calcext:value-type="string">
            <text:p>5.53 lakh</text:p>
          </table:table-cell>
          <table:table-cell office:value-type="string" calcext:value-type="string">
            <text:p>hecta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1) &amp; expanding {rel} on NN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he total population of Bharmaur sub-division was 39,113</text:p>
          </table:table-cell>
          <table:table-cell office:value-type="string" calcext:value-type="string">
            <text:p>Bharmaur sub-divisio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39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0)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Its mean monthly temperature in January remains 4°C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mean monthly temperature in January</text:p>
          </table:table-cell>
          <table:table-cell office:value-type="string" calcext:value-type="string">
            <text:p>4</text:p>
          </table:table-cell>
          <table:table-cell table:style-name="ce25" office:value-type="string" calcext:value-type="string">
            <text:p>°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2) &amp; expanding {rel} on prep_in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Planning Commission of India identified 67 districts of the country prone to drought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districts prone to drought</text:p>
          </table:table-cell>
          <table:table-cell office:value-type="string" calcext:value-type="string">
            <text:p>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139 factories were in operation.</text:p>
          </table:table-cell>
          <table:table-cell office:value-type="string" calcext:value-type="string">
            <text:p>factories</text:p>
          </table:table-cell>
          <table:table-cell office:value-type="string" calcext:value-type="string">
            <text:p>in operation</text:p>
          </table:table-cell>
          <table:table-cell office:value-type="string" calcext:value-type="string">
            <text:p>139</text:p>
          </table:table-cell>
          <table:table-cell table:number-columns-repeated="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The country’s potential of wind power generation exceeds 50,000 megawatts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potential of wind power generation</text:p>
          </table:table-cell>
          <table:table-cell table:style-name="ce7" office:value-type="string" calcext:value-type="string">
            <text:p>50000</text:p>
          </table:table-cell>
          <table:table-cell table:style-name="ce7" office:value-type="string" calcext:value-type="string">
            <text:p>megawatt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It has an ambitious programme to install 250 wind-driven turbines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Solar energy is 7 per cent more effective than coal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here are 21 refineries in India as on June 2011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[number of] refineries</text:p>
          </table:table-cell>
          <table:table-cell office:value-type="string" calcext:value-type="string">
            <text:p>21</text:p>
          </table:table-cell>
          <table:table-cell/>
          <table:table-cell table:style-name="ce5" office:value-type="string" calcext:value-type="string">
            <text:p>as on June 201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The Central Pollution Control Board (CPCB) in collaboration with State Pollution Control Boards has been monitoring water quality of national aquatic resources at 507 stations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Of the total net irrigated area 76.1 per cent in Punjab are irrigated through wells and tube wells.</text:p>
          </table:table-cell>
          <table:table-cell table:style-name="ce7" office:value-type="string" calcext:value-type="string">
            <text:p>Punjab</text:p>
          </table:table-cell>
          <table:table-cell table:style-name="ce7" office:value-type="string" calcext:value-type="string">
            <text:p>irrigated through wells and tube wells</text:p>
          </table:table-cell>
          <table:table-cell table:style-name="ce7" office:value-type="string" calcext:value-type="string">
            <text:p>76.1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he total net irrigated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9" office:value-type="string" calcext:value-type="string">
            <text:p>The mean annual flow in all the river basins in India is estimated to be 1,869 cubic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ean annual flow in all the river basins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In the country, there are about 10,360 rive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rivers</text:p>
          </table:table-cell>
          <table:table-cell office:value-type="string" calcext:value-type="string">
            <text:p>10360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the total utilisable water resource in the country is only 1,122 cubic km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tal utilisable water resource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he availability from surface water and replenishable groundwater is 1,869 cubic km.</text:p>
          </table:table-cell>
          <table:table-cell table:style-name="ce7" office:value-type="string" calcext:value-type="string">
            <text:p>surface water and replenishable groundwater</text:p>
          </table:table-cell>
          <table:table-cell table:style-name="ce7" office:value-type="string" calcext:value-type="string">
            <text:p>avaibility</text:p>
          </table:table-cell>
          <table:table-cell table:style-name="ce7" office:value-type="string" calcext:value-type="string">
            <text:p>1869</text:p>
          </table:table-cell>
          <table:table-cell table:style-name="ce7" office:value-type="string" calcext:value-type="string">
            <text:p>cubic km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Water Resources of India accounts for about 2.45 per cent of world’s surface area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Water Resources</text:p>
          </table:table-cell>
          <table:table-cell table:style-name="ce7" office:value-type="string" calcext:value-type="string">
            <text:p>2.45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world's surface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pproximately, 71 per cent of the earth’s surface is covered with it</text:p>
          </table:table-cell>
          <table:table-cell table:style-name="ce7" office:value-type="string" calcext:value-type="string">
            <text:p>earth's surface</text:p>
          </table:table-cell>
          <table:table-cell table:style-name="ce7" office:value-type="string" calcext:value-type="string">
            <text:p>covered with it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per cen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fresh water constitutes only about 3 per cent of the total water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constitut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water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60 per cent of the ownership holdings have a size smaller than one</text:p>
          </table:table-cell>
          <table:table-cell office:value-type="string" calcext:value-type="string">
            <text:p>ownership holdings</text:p>
          </table:table-cell>
          <table:table-cell office:value-type="string" calcext:value-type="string">
            <text:p>size smaller than on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er cent</text:p>
          </table:table-cell>
          <table:table-cell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India produces only about 3.2 per cent coffee of the worl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roduces coffee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t occupies only 2.4 per cent of total cropped area in the country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otton occupies about 4.7 per cent of total cropped area in the country.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These two states together produce about 90 per cent of total output of soyabean in the country.</text:p>
          </table:table-cell>
          <table:table-cell office:value-type="string" calcext:value-type="string">
            <text:p>These two stat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output of soyabean in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num'</text:p>
          </table:table-cell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ese oil seeds together occupy only 2.5 per cent of total cropped area in the country.</text:p>
          </table:table-cell>
          <table:table-cell office:value-type="string" calcext:value-type="string">
            <text:p>oil seeds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det'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ndia produces about 18.8 per cent of the total groundnut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produces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groundnut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9" office:value-type="string" calcext:value-type="string">
            <text:p>The country produces about 11 per cent cereals of the world</text:p>
          </table:table-cell>
          <table:table-cell office:value-type="string" calcext:value-type="string">
            <text:p>The country</text:p>
          </table:table-cell>
          <table:table-cell table:style-name="ce29" office:value-type="string" calcext:value-type="string">
            <text:p>produces cereal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India contributes 21.6 per cent of rice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contributes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percent</text:p>
          </table:table-cell>
          <table:table-cell table:style-name="ce33" office:value-type="string" calcext:value-type="string">
            <text:p>of rice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ater Mumbai is the largest agglomeration with 16.4 million people.</text:p>
          </table:table-cell>
          <table:table-cell office:value-type="string" calcext:value-type="string">
            <text:p>Greater Mumbai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million</text:p>
          </table:table-cell>
          <table:table-cell table:number-columns-repeated="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office:value-type="string" calcext:value-type="string">
            <text:p>21.0% of urban population lives in these mega cities.</text:p>
          </table:table-cell>
          <table:table-cell office:value-type="string" calcext:value-type="string">
            <text:p>these mega cities</text:p>
          </table:table-cell>
          <table:table-cell office:value-type="string" calcext:value-type="string">
            <text:p>urban populati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Employment rate for educated youth is 25 per cent.</text:p>
          </table:table-cell>
          <table:table-cell office:value-type="string" calcext:value-type="string">
            <text:p>educated youth</text:p>
          </table:table-cell>
          <table:table-cell office:value-type="string" calcext:value-type="string">
            <text:p>Employment ra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modified pattern (#3 &amp; #1) to allow 'for' as well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For India, it is estimated that its GDP was Rs. 3200 thousand crore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3200 thousand cror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3.8% of workers are engaged in household industries</text:p>
          </table:table-cell>
          <table:table-cell office:value-type="string" calcext:value-type="string">
            <text:p>household industries</text:p>
          </table:table-cell>
          <table:table-cell table:style-name="ce29" office:value-type="string" calcext:value-type="string">
            <text:p>engaged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workers</text:p>
          </table:table-cell>
          <table:table-cell table:number-columns-repeated="2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bout 54.6 per cent of total working population are cultivators and agricultural labourers</text:p>
          </table:table-cell>
          <table:table-cell table:style-name="ce7" office:value-type="string" calcext:value-type="string">
            <text:p>cultivators and agricultural labourers</text:p>
          </table:table-cell>
          <table:table-cell table:style-name="ce7" office:value-type="string" calcext:value-type="string">
            <text:p>[???]</text:p>
          </table:table-cell>
          <table:table-cell table:style-name="ce7" office:value-type="string" calcext:value-type="string">
            <text:p>54.6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otal working population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India has 640,867 villages according to the Census 20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villages</text:p>
          </table:table-cell>
          <table:table-cell office:value-type="string" calcext:value-type="string">
            <text:p>6408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The density of population in India is 382 persons per sq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nsity of population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per sq k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 remits Rs. 20,000 per year to his father in his native village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mits to his father in his native village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r year</text:p>
          </table:table-cell>
          <table:table-cell table:number-columns-repeated="2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There were 19 international airports functioning in the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international airports functioning</text:p>
          </table:table-cell>
          <table:table-cell office:value-type="string" calcext:value-type="string">
            <text:p>19</text:p>
          </table:table-cell>
          <table:table-cell table:number-columns-repeated="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Haldia Port is located 105 km downstream from Kolkata.</text:p>
          </table:table-cell>
          <table:table-cell office:value-type="string" calcext:value-type="string">
            <text:p>Haldia Port</text:p>
          </table:table-cell>
          <table:table-cell office:value-type="string" calcext:value-type="string">
            <text:p>[location] downstream from Kolkat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he port is 20 km long</text:p>
          </table:table-cell>
          <table:table-cell office:value-type="string" calcext:value-type="string">
            <text:p>The por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7)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t present, India has 12 major ports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major ports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8) &amp; expanding unitObjType on amod</text:p>
          </table:table-cell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In 1950-51, India’s external trade was worth Rs.1,214 crore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extrernal trade worth</text:p>
          </table:table-cell>
          <table:table-cell table:style-name="ce7" office:value-type="string" calcext:value-type="string">
            <text:p>1214 crore</text:p>
          </table:table-cell>
          <table:table-cell table:style-name="ce7" office:value-type="string" calcext:value-type="string">
            <text:p>R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In 2010, domestic movement involved 520.21 lakh passengers</text:p>
          </table:table-cell>
          <table:table-cell office:value-type="string" calcext:value-type="string">
            <text:p>domestic movement</text:p>
          </table:table-cell>
          <table:table-cell office:value-type="string" calcext:value-type="string">
            <text:p>[number of] passengers</text:p>
          </table:table-cell>
          <table:table-cell office:value-type="string" calcext:value-type="string">
            <text:p>520.21 lakh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he authority manages 125 airports.</text:p>
          </table:table-cell>
          <table:table-cell office:value-type="string" calcext:value-type="string">
            <text:p>The authority</text:p>
          </table:table-cell>
          <table:table-cell office:value-type="string" calcext:value-type="string">
            <text:p>manages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airpo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Oceanic Routes India has a vast coastline of approximate 7,517 km, including islands.</text:p>
          </table:table-cell>
          <table:table-cell office:value-type="string" calcext:value-type="string">
            <text:p>Oceanic Routes India</text:p>
          </table:table-cell>
          <table:table-cell office:value-type="string" calcext:value-type="string">
            <text:p>coastline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t present, 5,685 km of major rivers are navigable by mechanised flat bottom vessels.</text:p>
          </table:table-cell>
          <table:table-cell office:value-type="string" calcext:value-type="string">
            <text:p>major rivers</text:p>
          </table:table-cell>
          <table:table-cell office:value-type="string" calcext:value-type="string">
            <text:p>navigable by mechanised flat bottom vessels</text:p>
          </table:table-cell>
          <table:table-cell office:value-type="string" calcext:value-type="string">
            <text:p>568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It crosses 146 river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ses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riv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It is 760 km long rail rou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he total length of narrow guage was 2463 km in 2011.</text:p>
          </table:table-cell>
          <table:table-cell office:value-type="string" calcext:value-type="string">
            <text:p>narrow guage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463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he total length of broad gauge lines was 55188 km in 2011.</text:p>
          </table:table-cell>
          <table:table-cell office:value-type="string" calcext:value-type="string">
            <text:p>broad gauge line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5518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e length of Indian Railways network is 64460 km</text:p>
          </table:table-cell>
          <table:table-cell office:value-type="string" calcext:value-type="string">
            <text:p>Indian Railways networ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644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9" office:value-type="string" calcext:value-type="string">
            <text:p>This road runs at an average altitude of 4,270 metres above the mean sea level.</text:p>
          </table:table-cell>
          <table:table-cell office:value-type="string" calcext:value-type="string">
            <text:p>This road</text:p>
          </table:table-cell>
          <table:table-cell office:value-type="string" calcext:value-type="string">
            <text:p>average altitude</text:p>
          </table:table-cell>
          <table:table-cell office:value-type="string" calcext:value-type="string">
            <text:p>427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above the mean sea level</text:p>
          </table:table-cell>
          <table:table-cell table:number-columns-repeated="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They account for 14 per cent of the total road length of the country.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he total road length of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4) &amp; setting q_unit_plus if unit is percent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ese constitute 4 per cent of total road length in the country.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consitu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otal road length in the countr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15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oad Transport India has one of the largest road networks in the world with a total length of 42.3 lakh km</text:p>
          </table:table-cell>
          <table:table-cell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Pakistan has a population of over 190 millio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90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 is the second most populous country in the world, with over 1.277 billion peopl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.277 billion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Its population growth rate is 1.2%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opulation growth rat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9" office:value-type="string" calcext:value-type="string">
            <text:p>The United States emerged from 13 British colonies along the East Coast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erged from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ritish colonies along the East Coast.</text:p>
          </table:table-cell>
          <table:table-cell table:number-columns-repeated="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string" calcext:value-type="string">
            <text:p>The total stock of foreign investment in Australia was $2.5 trillion in 20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tal stock of foreign investment</text:p>
          </table:table-cell>
          <table:table-cell office:value-type="string" calcext:value-type="string">
            <text:p>2.5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9" office:value-type="string" calcext:value-type="string">
            <text:p>Australian investment abroad totalled $1.6 trillion.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investment abroad</text:p>
          </table:table-cell>
          <table:table-cell office:value-type="string" calcext:value-type="string">
            <text:p>1.6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9" office:value-type="string" calcext:value-type="string">
            <text:p>In 2013 alone, foreign investors injected $115 billion of direct investment into Australia</text:p>
          </table:table-cell>
          <table:table-cell office:value-type="string" calcext:value-type="string">
            <text:p>foreign investors</text:p>
          </table:table-cell>
          <table:table-cell office:value-type="string" calcext:value-type="string">
            <text:p>injected</text:p>
          </table:table-cell>
          <table:table-cell office:value-type="string" calcext:value-type="string">
            <text:p>115 billion</text:p>
          </table:table-cell>
          <table:table-cell office:value-type="string" calcext:value-type="string">
            <text:p>$</text:p>
          </table:table-cell>
          <table:table-cell table:style-name="ce25" office:value-type="string" calcext:value-type="string">
            <text:p>of direct investment into Australia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1" office:value-type="string" calcext:value-type="string">
            <text:p>Canada is the world's sixth-largest producer of electricity generated by nuclear power, producing 97 billion kWh in 2013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In 2007, Canadian per capita power consumption was among the highest in the world, with an average of 16,995 kWh per annum.</text:p>
          </table:table-cell>
          <table:table-cell office:value-type="string" calcext:value-type="string">
            <text:p>Candian</text:p>
          </table:table-cell>
          <table:table-cell office:value-type="string" calcext:value-type="string">
            <text:p>per capita power consumption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kWh</text:p>
          </table:table-cell>
          <table:table-cell table:style-name="ce29" office:value-type="string" calcext:value-type="string">
            <text:p>per annum</text:p>
          </table:table-cell>
          <table:table-cell table:number-columns-repeated="2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9" office:value-type="string" calcext:value-type="string">
            <text:p>The number of fixed telephone lines is above 24 million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[number of] fixed</text:p>
          </table:table-cell>
          <table:table-cell office:value-type="string" calcext:value-type="string">
            <text:p>24 million</text:p>
          </table:table-cell>
          <table:table-cell table:number-columns-repeated="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In 2012, there were 43 million internet users in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[number of] internet users</text:p>
          </table:table-cell>
          <table:table-cell office:value-type="string" calcext:value-type="string">
            <text:p>43 million</text:p>
          </table:table-cell>
          <table:table-cell/>
          <table:table-cell table:style-name="ce5" office:value-type="string" calcext:value-type="string">
            <text:p>In 2012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By the end of 2009, Iran's telecom market was the fourth-largest market in the region at $9.2 billion</text:p>
          </table:table-cell>
          <table:table-cell office:value-type="string" calcext:value-type="string">
            <text:p>Iran</text:p>
          </table:table-cell>
          <table:table-cell table:style-name="ce29" office:value-type="string" calcext:value-type="string">
            <text:p>telecom market</text:p>
          </table:table-cell>
          <table:table-cell office:value-type="string" calcext:value-type="string">
            <text:p>9.2 b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There were 1,200 registered information technology companies in 2002</text:p>
          </table:table-cell>
          <table:table-cell office:value-type="string" calcext:value-type="string">
            <text:p>information technology companies</text:p>
          </table:table-cell>
          <table:table-cell office:value-type="string" calcext:value-type="string">
            <text:p>[number of] registered</text:p>
          </table:table-cell>
          <table:table-cell office:value-type="string" calcext:value-type="string">
            <text:p>12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In 2000 there were 252 radios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[number of]</text:p>
          </table:table-cell>
          <table:table-cell office:value-type="string" calcext:value-type="string">
            <text:p>252</text:p>
          </table:table-cell>
          <table:table-cell table:number-columns-repeated="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office:value-type="string" calcext:value-type="string">
            <text:p>However, Pakistan's undocumented economy is estimated to be 36% of its overall econom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ndocumented economy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 its overall econom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It is about 28 kilometres off the south-eastern coast of India with a population of about 20 million.</text:p>
          </table:table-cell>
          <table:table-cell office:value-type="string" calcext:value-type="string">
            <text:p>It, it</text:p>
          </table:table-cell>
          <table:table-cell office:value-type="string" calcext:value-type="string">
            <text:p>Population , [location]</text:p>
          </table:table-cell>
          <table:table-cell office:value-type="string" calcext:value-type="string">
            <text:p>20 , 28</text:p>
          </table:table-cell>
          <table:table-cell office:value-type="string" calcext:value-type="string">
            <text:p>Million , kilometres</text:p>
          </table:table-cell>
          <table:table-cell office:value-type="string" calcext:value-type="string">
            <text:p><text:s/>, off the south-eastern coast of India</text:p>
          </table:table-cell>
          <table:table-cell table:number-columns-repeated="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Over 61 million people live in Italy as of 2012.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[number of] people live</text:p>
          </table:table-cell>
          <table:table-cell office:value-type="string" calcext:value-type="string">
            <text:p>61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it stretches around 354 kilometres in length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kilometres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he highest mountain in England is Scafell Pike, which stands at around 978 metres (3,209 ft) in height.</text:p>
          </table:table-cell>
          <table:table-cell table:style-name="ce25" office:value-type="string" calcext:value-type="string">
            <text:p>Scafell Pike</text:p>
          </table:table-cell>
          <table:table-cell office:value-type="string" calcext:value-type="string">
            <text:p>stands at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n height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Stalin is said to have personally signed 40,000 death warrants of suspected opponents of the regim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personally signed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death warrants of suspected opponents of the regime.</text:p>
          </table:table-cell>
          <table:table-cell table:number-columns-repeated="3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office:value-type="string" calcext:value-type="string">
            <text:p>Stalin murdered an estimated 20 million peopl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[number of] people murdered</text:p>
          </table:table-cell>
          <table:table-cell office:value-type="string" calcext:value-type="string">
            <text:p>20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Approximately 21 million Soviets were killed in Operation Barbarossa</text:p>
          </table:table-cell>
          <table:table-cell table:style-name="ce25" office:value-type="string" calcext:value-type="string">
            <text:p>Operation Barbarossa</text:p>
          </table:table-cell>
          <table:table-cell office:value-type="string" calcext:value-type="string">
            <text:p>[number of] Soviets killed</text:p>
          </table:table-cell>
          <table:table-cell office:value-type="string" calcext:value-type="string">
            <text:p>21 million</text:p>
          </table:table-cell>
          <table:table-cell table:number-columns-repeated="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Greece has 14,880 kilometres of coastline.</text:p>
          </table:table-cell>
          <table:table-cell office:value-type="string" calcext:value-type="string">
            <text:p>Greece</text:p>
          </table:table-cell>
          <table:table-cell table:style-name="ce29" office:value-type="string" calcext:value-type="string">
            <text:p>coastline</text:p>
          </table:table-cell>
          <table:table-cell office:value-type="string" calcext:value-type="string">
            <text:p>14880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unt Olympus forms the highest point in Greece at 2,917 m above sea level.</text:p>
          </table:table-cell>
          <table:table-cell table:style-name="ce25" office:value-type="string" calcext:value-type="string">
            <text:p>Mount Olympus form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3" office:value-type="string" calcext:value-type="string">
            <text:p>Esphygmenou is composed of 117 Zealot monks</text:p>
          </table:table-cell>
          <table:table-cell table:style-name="ce25" office:value-type="string" calcext:value-type="string">
            <text:p>Esphygmenou</text:p>
          </table:table-cell>
          <table:table-cell office:value-type="string" calcext:value-type="string">
            <text:p>composed of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Zealot monk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ndus, the central mountain range, has an average elevation of 2,650 m.</text:p>
          </table:table-cell>
          <table:table-cell office:value-type="string" calcext:value-type="string">
            <text:p>Pindus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legendary Mount Olympus is the highest point in Greece at 2,911 m above sea level.</text:p>
          </table:table-cell>
          <table:table-cell office:value-type="string" calcext:value-type="string">
            <text:p>Greece , legendary Mount Olympus</text:p>
          </table:table-cell>
          <table:table-cell office:value-type="string" calcext:value-type="string">
            <text:p>highest point, Mount Olympus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highest point is Mount Apo on Mindanao at 2,954 m.</text:p>
          </table:table-cell>
          <table:table-cell office:value-type="string" calcext:value-type="string">
            <text:p>Mount A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he Republic of the Philippines, or more commonly known as the Philippines is an archipelagic nation consisting of 7,107 islands lying in the Western Pacific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office:value-type="string" calcext:value-type="string">
            <text:p>The Republic of the Philippines consists of an archipelago of 7,107 island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s of 2002, there are 79 provinces in the country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provinces</text:p>
          </table:table-cell>
          <table:table-cell office:value-type="string" calcext:value-type="string">
            <text:p>79</text:p>
          </table:table-cell>
          <table:table-cell/>
          <table:table-cell table:style-name="ce5" office:value-type="string" calcext:value-type="string">
            <text:p>as of 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9)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The Philippines consists of 17 regions which are further subdivided into 79 provinc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regions</text:p>
          </table:table-cell>
          <table:table-cell office:value-type="string" calcext:value-type="string">
            <text:p>17</text:p>
          </table:table-cell>
          <table:table-cell table:number-columns-repeated="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There are a total of 112 cities in the Philippin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cities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8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2" office:value-type="string" calcext:value-type="string">
            <text:p>2 players suffered career-ending injuries.</text:p>
          </table:table-cell>
          <table:table-cell office:value-type="string" calcext:value-type="string">
            <text:p>Career-ending injuries</text:p>
          </table:table-cell>
          <table:table-cell office:value-type="string" calcext:value-type="string">
            <text:p>[number of] players suffered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string" calcext:value-type="string">
            <text:p>In early 2004, Portugal had 10,475 million inhabitants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[number of] inhabitants</text:p>
          </table:table-cell>
          <table:table-cell office:value-type="string" calcext:value-type="string">
            <text:p>10475 million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 the north the landscape is mountainous, though Portugal's highest point is Mount Pico in the Azores at 2,351 m.</text:p>
          </table:table-cell>
          <table:table-cell office:value-type="string" calcext:value-type="string">
            <text:p>Portugal , Mount Pico</text:p>
          </table:table-cell>
          <table:table-cell office:value-type="string" calcext:value-type="string">
            <text:p>highest point , at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pan's highest mountain is the famous Mount Fuji at 3,776 m .</text:p>
          </table:table-cell>
          <table:table-cell office:value-type="string" calcext:value-type="string">
            <text:p>Japan , Mount Fuji</text:p>
          </table:table-cell>
          <table:table-cell office:value-type="string" calcext:value-type="string">
            <text:p>highest mountain , at</text:p>
          </table:table-cell>
          <table:table-cell office:value-type="string" calcext:value-type="string">
            <text:p>377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They killed approximately 130,000 people instantly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number of] people killed</text:p>
          </table:table-cell>
          <table:table-cell office:value-type="string" calcext:value-type="string">
            <text:p>1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Soviet Union seized 4 islands north of Hokkaido at the end of WWII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eiz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lands north of Hokkaido</text:p>
          </table:table-cell>
          <table:table-cell office:value-type="string" calcext:value-type="string">
            <text:p><text:s/>at the end of WWII</text:p>
          </table:table-cell>
          <table:table-cell table:number-columns-repeated="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Its total area is at least 20,000 square km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square 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he World Values Study of 2002 shows that 87 percent of Muslims (in nine countries) see democracy as the best choice.</text:p>
          </table:table-cell>
          <table:table-cell office:value-type="string" calcext:value-type="string">
            <text:p>Muslims</text:p>
          </table:table-cell>
          <table:table-cell office:value-type="string" calcext:value-type="string">
            <text:p>see democracy as the best choic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percent</text:p>
          </table:table-cell>
          <table:table-cell table:number-columns-repeated="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9" office:value-type="string" calcext:value-type="string">
            <text:p>Local government is organized in 450 municipalities of Finland.</text:p>
          </table:table-cell>
          <table:table-cell office:value-type="string" calcext:value-type="string">
            <text:p>Local government</text:p>
          </table:table-cell>
          <table:table-cell office:value-type="string" calcext:value-type="string">
            <text:p>organized in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municipalitie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Finland consists of 6 provinc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ovinc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Finnish is spoken by 93 per cent of the populatio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oken by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population</text:p>
          </table:table-cell>
          <table:table-cell table:number-columns-repeated="2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9" office:value-type="string" calcext:value-type="string">
            <text:p>The municipalities cooperate in 20 regions of Finland.</text:p>
          </table:table-cell>
          <table:table-cell office:value-type="string" calcext:value-type="string">
            <text:p>The municipalities</text:p>
          </table:table-cell>
          <table:table-cell office:value-type="string" calcext:value-type="string">
            <text:p>cooperate i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John Lennon's jukebox was sold at Christie's for 2,500 pounds.</text:p>
          </table:table-cell>
          <table:table-cell table:style-name="ce25" office:value-type="string" calcext:value-type="string">
            <text:p>John Lennon's jukebox</text:p>
          </table:table-cell>
          <table:table-cell office:value-type="string" calcext:value-type="string">
            <text:p>sold for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pound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9" office:value-type="string" calcext:value-type="string">
            <text:p>Hungary is 93,030 sq km</text:p>
          </table:table-cell>
          <table:table-cell office:value-type="string" calcext:value-type="string">
            <text:p>Hungary</text:p>
          </table:table-cell>
          <table:table-cell table:style-name="ce30" office:value-type="string" calcext:value-type="string">
            <text:p>???</text:p>
          </table:table-cell>
          <table:table-cell office:value-type="string" calcext:value-type="string">
            <text:p>93030</text:p>
          </table:table-cell>
          <table:table-cell office:value-type="string" calcext:value-type="string">
            <text:p>sq km</text:p>
          </table:table-cell>
          <table:table-cell table:number-columns-repeated="3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There are 2 million people in Budapest.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2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7)</text:p>
          </table:table-cell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The highest point in Hungary is Kékes Mountain, which is called the blue mountain, and is 1014 metres.</text:p>
          </table:table-cell>
          <table:table-cell table:style-name="ce7" office:value-type="string" calcext:value-type="string">
            <text:p>Hungary</text:p>
          </table:table-cell>
          <table:table-cell table:style-name="ce7" office:value-type="string" calcext:value-type="string">
            <text:p>highest point</text:p>
          </table:table-cell>
          <table:table-cell table:style-name="ce7" office:value-type="string" calcext:value-type="string">
            <text:p>1014</text:p>
          </table:table-cell>
          <table:table-cell table:style-name="ce7" office:value-type="string" calcext:value-type="string">
            <text:p>metre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In the 2001 census only 190,000 people called themselves Roma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3" office:value-type="string" calcext:value-type="string">
            <text:p>Ultimately, over 533,000 Jews in Hungary were killed during the Holocaust</text:p>
          </table:table-cell>
          <table:table-cell table:style-name="ce25" office:value-type="string" calcext:value-type="string">
            <text:p>Hungary</text:p>
          </table:table-cell>
          <table:table-cell office:value-type="string" calcext:value-type="string">
            <text:p>[number of] Jews killed during the Holocaust</text:p>
          </table:table-cell>
          <table:table-cell office:value-type="string" calcext:value-type="string">
            <text:p>533000</text:p>
          </table:table-cell>
          <table:table-cell table:number-columns-repeated="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Hungary is subdivided administratively into 19 countie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administratively int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count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14) to allow nsubjpass &amp; expand {rel} on advmod</text:p>
          </table:table-cell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Hungary has been subdivided into 7 euro-regions.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in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uro-region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unit on hmod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24" office:value-type="string" calcext:value-type="string">
            <text:p>Each generation of humans acquires on average 100 novel mutations in their gene sequence</text:p>
          </table:table-cell>
          <table:table-cell office:value-type="string" calcext:value-type="string">
            <text:p>Each generation of humans</text:p>
          </table:table-cell>
          <table:table-cell office:value-type="string" calcext:value-type="string">
            <text:p>acquires on averag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vel mutations</text:p>
          </table:table-cell>
          <table:table-cell office:value-type="string" calcext:value-type="string">
            <text:p>in their gene sequence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ight now this article is over 60 paragraphs long.</text:p>
          </table:table-cell>
          <table:table-cell office:value-type="string" calcext:value-type="string">
            <text:p>This articl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aragraph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She has had 13 number one singles in the United State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number one single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 the United States</text:p>
          </table:table-cell>
          <table:table-cell table:number-columns-repeated="2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9" office:value-type="string" calcext:value-type="string">
            <text:p>To date, Rainbow has sold 3 million copies in America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[number of] copies sold</text:p>
          </table:table-cell>
          <table:table-cell office:value-type="string" calcext:value-type="string">
            <text:p>3 million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9" office:value-type="string" calcext:value-type="string">
            <text:p>The country has 28 states each with its own State Government.</text:p>
          </table:table-cell>
          <table:table-cell office:value-type="string" calcext:value-type="string">
            <text:p>The country</text:p>
          </table:table-cell>
          <table:table-cell table:style-name="ce30" office:value-type="string" calcext:value-type="string">
            <text:p>[number of] states</text:p>
          </table:table-cell>
          <table:table-cell office:value-type="string" calcext:value-type="string">
            <text:p>28</text:p>
          </table:table-cell>
          <table:table-cell table:number-columns-repeated="4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The legislatures of the states and union territories elect 233 members to the Rajya Sabha</text:p>
          </table:table-cell>
          <table:table-cell table:style-name="ce7" office:value-type="string" calcext:value-type="string">
            <text:p>'---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office:value-type="string" calcext:value-type="string">
            <text:p>Hitler wished to unite a protestant church of 28 different federations into one nationalist body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7" office:value-type="string" calcext:value-type="string">
            <text:p>Approximately three million Muslims and 100,000 Jews live in Germany.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[number of] Jews live</text:p>
          </table:table-cell>
          <table:table-cell table:style-name="ce10" office:value-type="string" calcext:value-type="string">
            <text:p>100000</text:p>
          </table:table-cell>
          <table:table-cell table:style-name="ce10" table:number-columns-repeated="2"/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Germany is further subdivided into 438 Kreise</text:p>
          </table:table-cell>
          <table:table-cell office:value-type="string" calcext:value-type="string">
            <text:p>Germany</text:p>
          </table:table-cell>
          <table:table-cell table:style-name="ce27" office:value-type="string" calcext:value-type="string">
            <text:p>subdivided into</text:p>
          </table:table-cell>
          <table:table-cell office:value-type="string" calcext:value-type="string">
            <text:p>438</text:p>
          </table:table-cell>
          <table:table-cell table:style-name="ce27" office:value-type="string" calcext:value-type="string">
            <text:p>Kre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6) &amp; expand {rel} on prep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Done:</text:p>
          </table:table-cell>
          <table:table-cell table:style-name="ce28" table:formula="of:=SUM([.H1:.H147])" office:value-type="float" office:value="73" calcext:value-type="float">
            <text:p>73</text:p>
          </table:table-cell>
          <table:table-cell table:number-columns-repeated="5"/>
        </table:table-row>
        <table:table-row table:style-name="ro1" table:number-rows-repeated="10484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PathPatterns" table:style-name="ta1">
        <table:table-column table:style-name="co8" table:default-cell-style-name="ce40"/>
        <table:table-column table:style-name="co9" table:default-cell-style-name="ce16"/>
        <table:table-column table:style-name="co10" table:default-cell-style-name="Default"/>
        <table:table-column table:style-name="co6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table:style-name="ce30" office:value-type="string" calcext:value-type="string">
            <text:p>The population of India is 1.2 billion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table:style-name="ce30" office:value-type="string" calcext:value-type="string">
            <text:p>The height of Tower is 1063 feet.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table:style-name="ce30" office:value-type="string" calcext:value-type="string">
            <text:p>India has a population of 1.2 billion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table:style-name="ce30" office:value-type="string" calcext:value-type="string">
            <text:p>Road Transport India has a total length of 42.3 lakh km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}#NNP|NN)&lt;(num#{q_value}#CD)&gt;(prep#in#IN)&lt;(pobj#{arg}#NNP|NN|PRP)&gt;&gt;&gt;</text:p>
          </table:table-cell>
          <table:table-cell table:style-name="ce30" office:value-type="string" calcext:value-type="string">
            <text:p>4 people killed in Alabama helicopter crash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}#NNP|NN)&lt;(partmod#{rel}#VERB)&lt;(prep#in#IN)&lt;(pobj#{arg}#NNP|NN|PRP)&gt;&gt;&gt;&gt;&gt;&gt;&gt;</text:p>
          </table:table-cell>
          <table:table-cell table:style-name="ce30" office:value-type="string" calcext:value-type="string">
            <text:p>the number of people killed in Alabama helicopter crash is 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table:style-name="ce30" office:value-type="string" calcext:value-type="string">
            <text:p>This page is 30 kilobytes lon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0" office:value-type="string" calcext:value-type="string">
            <text:p>At present, India has 12 major ports.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table:style-name="ce30" office:value-type="string" calcext:value-type="string">
            <text:p>India has 14,500 km of navigable waterways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table:style-name="ce30" office:value-type="string" calcext:value-type="string">
            <text:p>the total population of Bharmaur sub-division was 39,113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table:style-name="ce30" office:value-type="string" calcext:value-type="string">
            <text:p>its culturable command area is 5.53 lakh hectares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table:style-name="ce30" office:value-type="string" calcext:value-type="string">
            <text:p>Its mean monthly temperature in January remains 4°C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}#NNP|NN)&lt;(num#{q_value}#CD)&gt;(nsubj#{arg}#NNP|NN|PRP|DT)&gt;&gt;</text:p>
          </table:table-cell>
          <table:table-cell table:style-name="ce30" office:value-type="string" calcext:value-type="string">
            <text:p>The Vichy regime of Henri Pétain killed 65,000 French Jews</text:p>
          </table:table-cell>
          <table:table-cell table:style-name="ce33" office:value-type="string" calcext:value-type="string">
            <text:p>The National Highways constitute only 1.67 percent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table:style-name="ce30" office:value-type="string" calcext:value-type="string">
            <text:p>They account for 14 per cent of the total road length of the country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30" office:value-type="string" calcext:value-type="string">
            <text:p>These constitute 4 per cent of total road length in the country.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table:style-name="ce30" office:value-type="string" calcext:value-type="string">
            <text:p>Germany is further subdivided into 438 Kreise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30" office:value-type="string" calcext:value-type="string">
            <text:p>There are 2 million people in Budapest.</text:p>
          </table:table-cell>
          <table:table-cell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1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table:style-name="ce30" office:value-type="string" calcext:value-type="string">
            <text:p>There are a total of 112 cities in the Philippines.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2" office:value-type="string" calcext:value-type="string">
            <text:p>&lt;(#is|are|was|were#VERB)&lt;(<text:span text:style-name="T4">attr</text:span>#{q_unit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30" office:value-type="string" calcext:value-type="string">
            <text:p>There are 79 provinces in the country.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'in ...' pang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incorrect patern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duplicate(incorrect) extractions</text:p>
          </table:table-cell>
          <table:table-cell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kup_bfr_removing_{q_unit_objType}" table:style-name="ta1">
        <table:table-column table:style-name="co6" table:default-cell-style-name="ce40"/>
        <table:table-column table:style-name="co11" table:default-cell-style-name="ce16"/>
        <table:table-column table:style-name="co12" table:default-cell-style-name="ce30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office:value-type="string" calcext:value-type="string">
            <text:p>The population of India is 1.2 bill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office:value-type="string" calcext:value-type="string">
            <text:p>The height of Tower is 1063 feet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office:value-type="string" calcext:value-type="string">
            <text:p>India has a population of 1.2 bill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office:value-type="string" calcext:value-type="string">
            <text:p>Road Transport India has a total length of 42.3 lakh km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_objType}#NNP|NN)&lt;(num#{q_value}#CD)&gt;(prep#in#IN)&lt;(pobj#{arg}#NNP|NN|PRP)&gt;&gt;&gt;</text:p>
          </table:table-cell>
          <table:table-cell office:value-type="string" calcext:value-type="string">
            <text:p>4 people killed in Alabama helicopter crash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_objType}#NNP|NN)&lt;(partmod#{rel}#VERB)&lt;(prep#in#IN)&lt;(pobj#{arg}#NNP|NN|PRP)&gt;&gt;&gt;&gt;&gt;&gt;&gt;</text:p>
          </table:table-cell>
          <table:table-cell office:value-type="string" calcext:value-type="string">
            <text:p>the number of people killed in Alabama helicopter crash is 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office:value-type="string" calcext:value-type="string">
            <text:p>This page is 30 kilobytes lo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&lt;(#has|have|had#VERB)&lt;(nsubj#{arg}#NNP|NN|PRP)(dobj#{q_unit_objType}#NNP|NN)&lt;(num#{q_value}#CD)&gt;&gt;&gt;</text:p>
          </table:table-cell>
          <table:table-cell office:value-type="string" calcext:value-type="string">
            <text:p>At present, India has 12 major port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office:value-type="string" calcext:value-type="string">
            <text:p>India has 14,500 km of navigable waterways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office:value-type="string" calcext:value-type="string">
            <text:p>the total population of Bharmaur sub-division was 39,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office:value-type="string" calcext:value-type="string">
            <text:p>its culturable command area is 5.53 lakh hectares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office:value-type="string" calcext:value-type="string">
            <text:p>Its mean monthly temperature in January remains 4°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_objType}#NNP|NN)&lt;(num#{q_value}#CD)&gt;(nsubj#{arg}#NNP|NN|PRP)&gt;&gt;</text:p>
          </table:table-cell>
          <table:table-cell office:value-type="string" calcext:value-type="string">
            <text:p>The Vichy regime of Henri Pétain killed 65,000 French Jew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office:value-type="string" calcext:value-type="string">
            <text:p>They account for 14 per cent of the total road length of the country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&lt;(#{<text:span text:style-name="T4">rel</text:span>}#VERB)&lt;(<text:span text:style-name="T4">nsubj</text:span>#{<text:span text:style-name="T7">arg</text:span>}#NNP|NN|PRP|DT)(<text:span text:style-name="T3">dobj</text:span>#{q_unit}#NNP|NN)&lt;(<text:span text:style-name="T4">num</text:span><text:span text:style-name="T6">#{q_value}#CD)&gt;&gt;&gt;</text:span></text:p>
          </table:table-cell>
          <table:table-cell office:value-type="string" calcext:value-type="string">
            <text:p>These constitute 4 per cent of total road length in the country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office:value-type="string" calcext:value-type="string">
            <text:p>Germany is further subdivided into 438 Kreise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_objType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2 million people in Budapest.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1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_objType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office:value-type="string" calcext:value-type="string">
            <text:p>There are a total of 112 cities in the Philippines.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2" office:value-type="string" calcext:value-type="string">
            <text:p>&lt;(#is|are|was|were#VERB)&lt;(<text:span text:style-name="T4">attr</text:span>#{q_unit_objType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79 provinces in the countr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02:20:22.739460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2:17:26.400872141</meta:creation-date>
    <dc:date>2016-04-13T04:02:12.047049822</dc:date>
    <meta:editing-duration>PT1H16M33S</meta:editing-duration>
    <meta:editing-cycles>17</meta:editing-cycles>
    <meta:generator>LibreOffice/4.4.2.2$Linux_X86_64 LibreOffice_project/40m0$Build-2</meta:generator>
    <meta:document-statistic meta:table-count="3" meta:cell-count="1103" meta:object-count="0"/>
  </office:meta>
</office:document-meta>
</file>